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KeinLeerraum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P2" style:parent-style-name="KeinLeerraum" style:family="paragraph">
      <style:text-properties fo:font-size="12pt" style:font-size-asian="12pt"/>
    </style:style>
    <style:style style:name="P3" style:parent-style-name="KeinLeerraum" style:family="paragraph">
      <style:text-properties fo:font-size="12pt" style:font-size-asian="12pt"/>
    </style:style>
    <style:style style:name="P4" style:parent-style-name="KeinLeerraum" style:family="paragraph">
      <style:text-properties fo:font-size="12pt" style:font-size-asian="12pt"/>
    </style:style>
    <style:style style:name="P5" style:parent-style-name="KeinLeerraum" style:family="paragraph">
      <style:text-properties fo:font-weight="bold" style:font-weight-asian="bold" fo:font-size="14pt" style:font-size-asian="14pt"/>
    </style:style>
    <style:style style:name="P6" style:parent-style-name="KeinLeerraum" style:family="paragraph">
      <style:text-properties fo:font-size="12pt" style:font-size-asian="12pt"/>
    </style:style>
    <style:style style:name="P7" style:parent-style-name="KeinLeerraum" style:family="paragraph">
      <style:text-properties fo:font-size="12pt" style:font-size-asian="12pt"/>
    </style:style>
    <style:style style:name="P8" style:parent-style-name="KeinLeerraum" style:family="paragraph">
      <style:text-properties fo:font-size="12pt" style:font-size-asian="12pt"/>
    </style:style>
    <style:style style:name="P9" style:parent-style-name="KeinLeerraum" style:family="paragraph">
      <style:text-properties fo:font-size="12pt" style:font-size-asian="12pt"/>
    </style:style>
    <style:style style:name="P10" style:parent-style-name="KeinLeerraum" style:family="paragraph">
      <style:text-properties fo:font-size="12pt" style:font-size-asian="12pt"/>
    </style:style>
    <style:style style:name="P11" style:parent-style-name="KeinLeerraum" style:family="paragraph">
      <style:text-properties fo:font-size="12pt" style:font-size-asian="12pt"/>
    </style:style>
    <style:style style:name="P12" style:parent-style-name="KeinLeerraum" style:family="paragraph">
      <style:text-properties fo:font-size="12pt" style:font-size-asian="12pt"/>
    </style:style>
    <style:style style:name="P13" style:parent-style-name="KeinLeerraum" style:family="paragraph">
      <style:text-properties fo:font-size="12pt" style:font-size-asian="12pt"/>
    </style:style>
    <style:style style:name="P14" style:parent-style-name="KeinLeerraum" style:family="paragraph">
      <style:text-properties fo:font-size="12pt" style:font-size-asian="12pt"/>
    </style:style>
    <style:style style:name="P15" style:parent-style-name="KeinLeerraum" style:family="paragraph">
      <style:text-properties fo:font-size="12pt" style:font-size-asian="12pt"/>
    </style:style>
    <style:style style:name="P16" style:parent-style-name="KeinLeerraum" style:family="paragraph">
      <style:text-properties fo:font-size="12pt" style:font-size-asian="12pt"/>
    </style:style>
    <style:style style:name="P17" style:parent-style-name="KeinLeerraum" style:family="paragraph">
      <style:text-properties fo:font-size="12pt" style:font-size-asian="12pt"/>
    </style:style>
    <style:style style:name="P18" style:parent-style-name="KeinLeerraum" style:family="paragraph">
      <style:text-properties fo:font-size="12pt" style:font-size-asian="12pt"/>
    </style:style>
    <style:style style:name="P19" style:parent-style-name="KeinLeerraum" style:family="paragraph">
      <style:text-properties fo:font-weight="bold" style:font-weight-asian="bold" fo:font-size="14pt" style:font-size-asian="14pt"/>
    </style:style>
    <style:style style:name="T20" style:parent-style-name="Absatz-Standardschriftart" style:family="text">
      <style:text-properties fo:font-size="12pt" style:font-size-asian="12pt"/>
    </style:style>
    <style:style style:name="T21" style:parent-style-name="Absatz-Standardschriftart" style:family="text">
      <style:text-properties fo:font-size="12pt" style:font-size-asian="12pt"/>
    </style:style>
    <style:style style:name="T22" style:parent-style-name="Absatz-Standardschriftart" style:family="text">
      <style:text-properties fo:font-size="12pt" style:font-size-asian="12pt"/>
    </style:style>
    <style:style style:name="T23" style:parent-style-name="Absatz-Standardschriftart" style:family="text">
      <style:text-properties fo:font-size="12pt" style:font-size-asian="12pt"/>
    </style:style>
  </office:automatic-styles>
  <office:body>
    <office:text text:use-soft-page-breaks="true">
      <text:p text:style-name="P1">Ziel des Auftrages</text:p>
      <text:p text:style-name="P2">Ziel des betrieblichen Auftrages ist die Entwicklung eines Prototyps einer Prüfvorrichtung zum Prüfen verschiedener konfektionierter Kabel. Das Prüfkonzept dieses<text:s/>Prototyps soll im Endzustand eine Prüfung verschiedener BMK-Standard-Programmierkabeln und Flachbandkabeln übernehmen können.<text:s/></text:p>
      <text:p text:style-name="P3">In Zukunft soll dadurch eine Menge Zeit bei der Fehlersuche eingespart werden können. Die Übergabe von fehlerhaften Programmierkabeln an einen Softwareentwickler soll ausgeschlossen werden können.</text:p>
      <text:p text:style-name="P4"/>
      <text:p text:style-name="P5">Technische Anforderungen</text:p>
      <text:p text:style-name="P6">Durch Rücksprache mit dem Auftraggeber wurden folgende Details ausgearbeitet. Diese wurden außerdem in einem offiziellen Pflichtenheft festgehalten.<text:s/></text:p>
      <text:p text:style-name="P7"/>
      <text:p text:style-name="P8">Die extern<text:s/>angelegte Versorgungsspannung (Akku oder Batterie) soll möglichst verlustfrei auf einen 5V TTL-Pegel gewandelt werden.<text:s/></text:p>
      <text:p text:style-name="P9"/>
      <text:p text:style-name="P10">Die Leitungen sollen auf eine allgemeine Durchgängigkeit, sowie auf Kurzschlüsse untereinander geprüft werden.</text:p>
      <text:p text:style-name="P11"/>
      <text:p text:style-name="P12">Indirekte ohmsche Widerstandsprüfung jeder einzelnen Ader, durch konstanten Stromfluss.</text:p>
      <text:p text:style-name="P13"/>
      <text:p text:style-name="P14">Anzahl der sich auf einer Prüfvorrichtung befindenden Messlinien: 14 Stück.</text:p>
      <text:p text:style-name="P15">-Erster Prototyp ist auf 4 Messlinien begrenzt!!!</text:p>
      <text:p text:style-name="P16"/>
      <text:p text:style-name="P17">Einfache Erweiterung der Messlinien durch Verbindung zweier Prüfvorrichtungen.</text:p>
      <text:p text:style-name="P18"/>
      <text:p text:style-name="P19">Planung der Teilaufträge</text:p>
      <text:p text:style-name="KeinLeerraum"><text:span text:style-name="T20">Um das Projekt im Rahmen des Zeitplanes voranzutreiben, werde</text:span><text:span text:style-name="T21"><text:s/>ich</text:span><text:span text:style-name="T22"><text:s/>im Bereich Layout und Bestückung der Platinen von meiner Abteilung unterstützt. Diesen Teilbereichen widme ich in meiner Dokumentation keine Aufmerk</text:span><text:span text:style-name="T23">samkeit. Es wird lediglich die Anforderung an den jeweiligen Teilbereich schriftlich festgehalt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ximilian Hoffmann</meta:initial-creator>
    <dc:creator>Maximilian Hoffmann</dc:creator>
    <meta:creation-date>2021-04-13T07:01:00Z</meta:creation-date>
    <dc:date>2021-04-14T14:54:00Z</dc:date>
    <meta:template xlink:href="Normal" xlink:type="simple"/>
    <meta:editing-cycles>7</meta:editing-cycles>
    <meta:editing-duration>PT0S</meta:editing-duration>
    <meta:document-statistic meta:page-count="1" meta:paragraph-count="3" meta:word-count="213" meta:character-count="1558" meta:row-count="11" meta:non-whitespace-character-count="1348"/>
  </office:meta>
</office:document-meta>
</file>